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Tamanho</text:p>
          </table:table-cell>
          <table:table-cell table:style-name="Default" office:value-type="string" calcext:value-type="string">
            <text:p>Operações</text:p>
          </table:table-cell>
          <table:table-cell table:style-name="Default" office:value-type="string" calcext:value-type="string">
            <text:p>Dur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16.85" calcext:value-type="float">
            <text:p>16,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25.05" calcext:value-type="float">
            <text:p>25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43.45" calcext:value-type="float">
            <text:p>43,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85.87" calcext:value-type="float">
            <text:p>85,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173.56" calcext:value-type="float">
            <text:p>173,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12.14" calcext:value-type="float">
            <text:p>12,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21.19" calcext:value-type="float">
            <text:p>21,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92.17" calcext:value-type="float">
            <text:p>92,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208.47" calcext:value-type="float">
            <text:p>208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00" calcext:value-type="float">
            <text:p>12500</text:p>
          </table:table-cell>
          <table:table-cell office:value-type="float" office:value="6250" calcext:value-type="float">
            <text:p>6250</text:p>
          </table:table-cell>
          <table:table-cell office:value-type="float" office:value="0.0036" calcext:value-type="float">
            <text:p>0,0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68" calcext:value-type="float">
            <text:p>0,0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.0149" calcext:value-type="float">
            <text:p>0,0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12" calcext:value-type="float">
            <text:p>0,0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0.0134" calcext:value-type="float">
            <text:p>0,0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2735" calcext:value-type="float">
            <text:p>92735</text:p>
          </table:table-cell>
          <table:table-cell office:value-type="float" office:value="0.2353" calcext:value-type="float">
            <text:p>0,2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615053951" calcext:value-type="float">
            <text:p>9615053951</text:p>
          </table:table-cell>
          <table:table-cell office:value-type="float" office:value="10806.344" calcext:value-type="float">
            <text:p>10806,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7:51:23.201000000</meta:creation-date>
    <dc:date>2025-03-10T08:17:04.501000000</dc:date>
    <meta:editing-duration>PT25M41S</meta:editing-duration>
    <meta:editing-cycles>1</meta:editing-cycles>
    <meta:document-statistic meta:table-count="1" meta:cell-count="84" meta:object-count="0"/>
    <meta:generator>LibreOffice/7.6.7.2$Windows_X86_64 LibreOffice_project/dd47e4b30cb7dab30588d6c79c651f218165e3c5</meta:generator>
  </office:meta>
</office:document-meta>
</file>